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75cm" fo:min-width="22cm" draw:shadow="visib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75cm" fo:min-width="1cm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10.744cm" fo:min-width="4.5cm" draw:shadow="visible"/>
    </style:style>
    <style:style style:name="gr4" style:family="graphic" style:parent-style-name="standard">
      <style:graphic-properties draw:fill="solid" draw:fill-color="#eeeeee" draw:textarea-horizontal-align="justify" draw:textarea-vertical-align="top" draw:auto-grow-height="false" fo:min-height="10.75cm" fo:min-width="14.5cm" draw:shadow="visib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1.25cm" fo:min-width="2.5cm" draw:shadow="visib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244cm" fo:min-width="2.5cm" draw:shadow="visibl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2.5cm" draw:shadow="visible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6.75cm" fo:min-width="2.5cm" draw:shadow="visible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732cm" fo:min-width="2.5cm" draw:shadow="visibl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8.738cm" fo:min-width="2.5cm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Linienspitzen_20_1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 draw:shadow="visible"/>
    </style:style>
    <style:style style:name="gr17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Ultrafine_20_Dashed" svg:stroke-color="#000000" draw:marker-end="Linienspitzen_20_1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Ultrafine_20_Dashed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2.5cm" svg:height="13cm" svg:x="0.5cm" svg:y="0.5cm">
          <text:p text:style-name="P1"><text:span text:style-name="T1">Intelligent Transportation and Power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6cm" svg:y="9cm">
          <text:p text:style-name="P1"><text:span text:style-name="T2">Dynamic</text:span></text:p>
          <text:p text:style-name="P1"><text:span text:style-name="T2">Chann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0.994cm" svg:x="1cm" svg:y="1.5cm">
          <text:p text:style-name="P1"><text:span text:style-name="T1">Transportation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cm" svg:height="11cm" svg:x="7.5cm" svg:y="1.5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7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494cm" svg:x="1.5cm" svg:y="10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4.488cm">
          <text:p text:style-name="P1">Solar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1cm" svg:x="9cm" svg:y="6.488cm">
          <text:p text:style-name="P1">Power Batte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8.482cm">
          <text:p text:style-name="P1">Charging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1cm" svg:x="9cm" svg:y="10.482cm">
          <text:p text:style-name="P1">Charging Sta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7cm" svg:x="13.5cm" svg:y="2.5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0.982cm" svg:x="13.5cm" svg:y="10.5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8.988cm" svg:x="18cm" svg:y="2.5cm">
          <text:p text:style-name="P1">Medium</text:p>
          <text:p text:style-name="P1">Voltage Ne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25cm" svg:height="0.25cm" svg:x="11.8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0.25cm" svg:height="0.25cm" svg:x="13.3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4.988cm" svg:x2="13.375cm" svg:y2="4.988cm" draw:start-shape="id1" draw:start-glue-point="10" draw:end-shape="id2" draw:end-glue-point="6" svg:d="M12125 4988h1250" svg:viewBox="0 0 1251 1">
          <text:p text:style-name="P1">Load</text:p>
          <text:p text:style-name="P1"/>
        </draw:connector>
        <draw:custom-shape draw:style-name="gr11" draw:text-style-name="P1" xml:id="id3" draw:id="id3" draw:layer="layout" svg:width="0.25cm" svg:height="0.25cm" svg:x="11.8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25cm" svg:height="0.25cm" svg:x="13.3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6.988cm" svg:x2="13.375cm" svg:y2="6.988cm" draw:start-shape="id3" draw:start-glue-point="10" draw:end-shape="id4" draw:end-glue-point="6" svg:d="M12125 6988h1250" svg:viewBox="0 0 1251 1">
          <text:p text:style-name="P1">Load</text:p>
          <text:p text:style-name="P1"/>
        </draw:connector>
        <draw:custom-shape draw:style-name="gr11" draw:text-style-name="P1" xml:id="id5" draw:id="id5" draw:layer="layout" svg:width="0.25cm" svg:height="0.25cm" svg:x="11.8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6" draw:id="id6" draw:layer="layout" svg:width="0.25cm" svg:height="0.25cm" svg:x="13.3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8.982cm" svg:x2="13.375cm" svg:y2="8.982cm" draw:start-shape="id5" draw:start-glue-point="10" draw:end-shape="id6" draw:end-glue-point="6" svg:d="M12125 8982h1250" svg:viewBox="0 0 1251 1">
          <text:p text:style-name="P1">Load</text:p>
          <text:p text:style-name="P1"/>
        </draw:connector>
        <draw:custom-shape draw:style-name="gr11" draw:text-style-name="P1" xml:id="id7" draw:id="id7" draw:layer="layout" svg:width="0.25cm" svg:height="0.25cm" svg:x="11.8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0.25cm" svg:height="0.25cm" svg:x="13.3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10.982cm" svg:x2="13.375cm" svg:y2="10.982cm" draw:start-shape="id7" draw:start-glue-point="10" draw:end-shape="id8" draw:end-glue-point="6" svg:d="M12125 10982h1250" svg:viewBox="0 0 1251 1">
          <text:p text:style-name="P1">Load</text:p>
          <text:p text:style-name="P1"/>
        </draw:connector>
        <draw:custom-shape draw:style-name="gr11" draw:text-style-name="P1" xml:id="id9" draw:id="id9" draw:layer="layout" svg:width="0.25cm" svg:height="0.25cm" svg:x="16.3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" draw:id="id10" draw:layer="layout" svg:width="0.25cm" svg:height="0.25cm" svg:x="17.8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625cm" svg:y1="5.988cm" svg:x2="17.875cm" svg:y2="5.988cm" draw:start-shape="id9" draw:start-glue-point="10" draw:end-shape="id10" draw:end-glue-point="6" svg:d="M16625 5988h1250" svg:viewBox="0 0 1251 1">
          <text:p text:style-name="P1">Load</text:p>
          <text:p text:style-name="P1"/>
        </draw:connector>
        <draw:custom-shape draw:style-name="gr11" draw:text-style-name="P1" xml:id="id11" draw:id="id11" draw:layer="layout" svg:width="0.25cm" svg:height="0.25cm" svg:x="16.3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2" draw:id="id12" draw:layer="layout" svg:width="0.25cm" svg:height="0.25cm" svg:x="17.8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625cm" svg:y1="11cm" svg:x2="17.875cm" svg:y2="11cm" draw:start-shape="id11" draw:start-glue-point="10" draw:end-shape="id12" draw:end-glue-point="6" svg:d="M16625 11000h1250" svg:viewBox="0 0 1251 1">
          <text:p text:style-name="P1">Load</text:p>
          <text:p text:style-name="P1"/>
        </draw:connector>
        <draw:custom-shape draw:style-name="gr11" draw:text-style-name="P1" xml:id="id13" draw:id="id13" draw:layer="layout" svg:width="0.25cm" svg:height="0.25cm" svg:x="20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4" draw:id="id14" draw:layer="layout" svg:width="0.25cm" svg:height="0.25cm" svg:x="22.3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21.125cm" svg:y1="7cm" svg:x2="22.375cm" svg:y2="7cm" draw:start-shape="id13" draw:start-glue-point="10" draw:end-shape="id14" draw:end-glue-point="6" svg:d="M21125 7000h1250" svg:viewBox="0 0 1251 1">
          <text:p text:style-name="P1">Load</text:p>
          <text:p text:style-name="P1"/>
        </draw:connector>
        <draw:custom-shape draw:style-name="gr11" draw:text-style-name="P1" xml:id="id15" draw:id="id15" draw:layer="layout" svg:width="0.25cm" svg:height="0.25cm" svg:x="7.3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6" draw:id="id16" draw:layer="layout" svg:width="0.25cm" svg:height="0.25cm" svg:x="8.8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7.625cm" svg:y1="9cm" svg:x2="8.875cm" svg:y2="9cm" draw:start-shape="id15" draw:start-glue-point="10" draw:end-shape="id16" draw:end-glue-point="6" svg:d="M7625 9000h1250" svg:viewBox="0 0 1251 1">
          <text:p text:style-name="P1">Load</text:p>
          <text:p text:style-name="P1"/>
        </draw:connector>
        <draw:custom-shape draw:style-name="gr11" draw:text-style-name="P1" xml:id="id17" draw:id="id17" draw:layer="layout" svg:width="0.25cm" svg:height="0.25cm" svg:x="7.3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8" draw:id="id18" draw:layer="layout" svg:width="0.25cm" svg:height="0.25cm" svg:x="8.8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7.625cm" svg:y1="10.994cm" svg:x2="8.875cm" svg:y2="10.994cm" draw:start-shape="id17" draw:start-glue-point="10" draw:end-shape="id18" draw:end-glue-point="6" svg:d="M7625 10994h1250" svg:viewBox="0 0 1251 1">
          <text:p text:style-name="P1">Load</text:p>
          <text:p text:style-name="P1"/>
        </draw:connector>
        <draw:custom-shape draw:style-name="gr11" draw:text-style-name="P1" xml:id="id19" draw:id="id19" draw:layer="layout" svg:width="0.25cm" svg:height="0.25cm" svg:x="4.3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25cm" svg:height="0.25cm" svg:x="5.8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8.5cm" svg:x2="5.875cm" svg:y2="8.5cm" draw:start-shape="id19" draw:start-glue-point="10" draw:end-shape="id20" draw:end-glue-point="6" svg:d="M4625 8500h1250" svg:viewBox="0 0 1251 1">
          <text:p text:style-name="P1">Load</text:p>
          <text:p text:style-name="P1"/>
        </draw:connector>
        <draw:custom-shape draw:style-name="gr11" draw:text-style-name="P1" xml:id="id21" draw:id="id21" draw:layer="layout" svg:width="0.25cm" svg:height="0.25cm" svg:x="4.3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2" draw:id="id22" draw:layer="layout" svg:width="0.25cm" svg:height="0.25cm" svg:x="5.8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10.994cm" svg:x2="5.875cm" svg:y2="10.994cm" draw:start-shape="id21" draw:start-glue-point="10" draw:end-shape="id22" draw:end-glue-point="6" svg:d="M4625 10994h1250" svg:viewBox="0 0 1251 1">
          <text:p text:style-name="P1">Load</text:p>
          <text:p text:style-name="P1"/>
        </draw:connector>
        <draw:custom-shape draw:style-name="gr11" draw:text-style-name="P1" xml:id="id23" draw:id="id23" draw:layer="layout" svg:width="0.25cm" svg:height="0.25cm" svg:x="4.3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4" draw:id="id24" draw:layer="layout" svg:width="0.25cm" svg:height="0.25cm" svg:x="5.8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10.5cm" svg:x2="5.875cm" svg:y2="10.5cm" draw:start-shape="id23" draw:start-glue-point="10" draw:end-shape="id24" draw:end-glue-point="6" svg:d="M4625 10500h1250" svg:viewBox="0 0 1251 1">
          <text:p text:style-name="P1">Edge</text:p>
          <text:p text:style-name="P1"/>
        </draw:connector>
        <draw:custom-shape draw:style-name="gr11" draw:text-style-name="P1" xml:id="id25" draw:id="id25" draw:layer="layout" svg:width="0.25cm" svg:height="0.25cm" svg:x="4.3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0.25cm" svg:height="0.25cm" svg:x="5.8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8cm" svg:x2="5.875cm" svg:y2="8cm" draw:start-shape="id25" draw:start-glue-point="10" draw:end-shape="id26" draw:end-glue-point="6" svg:d="M4625 8000h1250" svg:viewBox="0 0 1251 1">
          <text:p text:style-name="P1">Edge</text:p>
          <text:p text:style-name="P1"/>
        </draw:connector>
        <draw:custom-shape draw:style-name="gr11" draw:text-style-name="P1" xml:id="id27" draw:id="id27" draw:layer="layout" svg:width="0.25cm" svg:height="0.25cm" svg:x="9.875cm" svg:y="11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9" draw:id="id29" draw:layer="layout" svg:width="0.25cm" svg:height="0.25cm" svg:x="10.875cm" svg:y="11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8" draw:id="id28" draw:layer="layout" svg:width="0.25cm" svg:height="0.25cm" svg:x="9.875cm" svg:y="12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0" draw:id="id30" draw:layer="layout" svg:width="0.25cm" svg:height="0.25cm" svg:x="10.875cm" svg:y="12.363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11.613cm" svg:x2="10cm" svg:y2="12.363cm" draw:start-shape="id27" draw:start-glue-point="2" draw:end-shape="id28" draw:end-glue-point="0" svg:d="M10000 11613v750" svg:viewBox="0 0 1 751">
          <text:p text:style-name="P1">Valid</text:p>
        </draw:connector>
        <draw:connector draw:style-name="gr12" draw:text-style-name="P1" draw:layer="layout" draw:type="line" svg:x1="11cm" svg:y1="11.613cm" svg:x2="11cm" svg:y2="12.363cm" draw:start-shape="id29" draw:start-glue-point="2" draw:end-shape="id30" draw:end-glue-point="0" svg:d="M11000 11613v750" svg:viewBox="0 0 1 751">
          <text:p text:style-name="P1">Cost</text:p>
        </draw:connector>
        <draw:custom-shape draw:style-name="gr11" draw:text-style-name="P1" xml:id="id31" draw:id="id31" draw:layer="layout" svg:width="0.25cm" svg:height="0.25cm" svg:x="9.875cm" svg:y="9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3" draw:id="id33" draw:layer="layout" svg:width="0.25cm" svg:height="0.25cm" svg:x="10.875cm" svg:y="9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2" draw:id="id32" draw:layer="layout" svg:width="0.25cm" svg:height="0.25cm" svg:x="9.875cm" svg:y="10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4" draw:id="id34" draw:layer="layout" svg:width="0.25cm" svg:height="0.25cm" svg:x="10.875cm" svg:y="10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9.619cm" svg:x2="10cm" svg:y2="10.369cm" draw:start-shape="id31" draw:start-glue-point="2" draw:end-shape="id32" draw:end-glue-point="0" svg:d="M10000 9619v750" svg:viewBox="0 0 1 751">
          <text:p text:style-name="P1">Valid</text:p>
        </draw:connector>
        <draw:connector draw:style-name="gr12" draw:text-style-name="P1" draw:layer="layout" draw:type="line" svg:x1="11cm" svg:y1="9.619cm" svg:x2="11cm" svg:y2="10.369cm" draw:start-shape="id33" draw:start-glue-point="2" draw:end-shape="id34" draw:end-glue-point="0" svg:d="M11000 9619v750" svg:viewBox="0 0 1 751">
          <text:p text:style-name="P1">Cost</text:p>
        </draw:connector>
        <draw:custom-shape draw:style-name="gr11" draw:text-style-name="P1" draw:layer="layout" svg:width="0.25cm" svg:height="0.25cm" svg:x="9.873cm" svg:y="9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cm" svg:height="0.25cm" svg:x="10.873cm" svg:y="9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5" draw:id="id35" draw:layer="layout" svg:width="0.25cm" svg:height="0.25cm" svg:x="14.375cm" svg:y="11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7" draw:id="id37" draw:layer="layout" svg:width="0.25cm" svg:height="0.25cm" svg:x="15.375cm" svg:y="11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6" draw:id="id36" draw:layer="layout" svg:width="0.25cm" svg:height="0.25cm" svg:x="14.375cm" svg:y="12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8" draw:id="id38" draw:layer="layout" svg:width="0.25cm" svg:height="0.25cm" svg:x="15.375cm" svg:y="12.363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1.613cm" svg:x2="14.5cm" svg:y2="12.363cm" draw:start-shape="id35" draw:start-glue-point="2" draw:end-shape="id36" draw:end-glue-point="0" svg:d="M14500 11613v750" svg:viewBox="0 0 1 751">
          <text:p text:style-name="P1">Valid</text:p>
        </draw:connector>
        <draw:connector draw:style-name="gr12" draw:text-style-name="P1" draw:layer="layout" draw:type="line" svg:x1="15.5cm" svg:y1="11.613cm" svg:x2="15.5cm" svg:y2="12.363cm" draw:start-shape="id37" draw:start-glue-point="2" draw:end-shape="id38" draw:end-glue-point="0" svg:d="M15500 11613v750" svg:viewBox="0 0 1 751">
          <text:p text:style-name="P1">Cost</text:p>
        </draw:connector>
        <draw:custom-shape draw:style-name="gr11" draw:text-style-name="P1" xml:id="id39" draw:id="id39" draw:layer="layout" svg:width="0.25cm" svg:height="0.25cm" svg:x="18.875cm" svg:y="1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1" draw:id="id41" draw:layer="layout" svg:width="0.25cm" svg:height="0.25cm" svg:x="19.875cm" svg:y="11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0" draw:id="id40" draw:layer="layout" svg:width="0.25cm" svg:height="0.25cm" svg:x="18.875cm" svg:y="12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2" draw:id="id42" draw:layer="layout" svg:width="0.25cm" svg:height="0.25cm" svg:x="19.875cm" svg:y="12.381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9cm" svg:y1="11.631cm" svg:x2="19cm" svg:y2="12.381cm" draw:start-shape="id39" draw:start-glue-point="2" draw:end-shape="id40" draw:end-glue-point="0" svg:d="M19000 11631v750" svg:viewBox="0 0 1 751">
          <text:p text:style-name="P1">Valid</text:p>
        </draw:connector>
        <draw:connector draw:style-name="gr12" draw:text-style-name="P1" draw:layer="layout" draw:type="line" svg:x1="20cm" svg:y1="11.631cm" svg:x2="20cm" svg:y2="12.381cm" draw:start-shape="id41" draw:start-glue-point="2" draw:end-shape="id42" draw:end-glue-point="0" svg:d="M20000 11631v750" svg:viewBox="0 0 1 751">
          <text:p text:style-name="P1">Cost</text:p>
        </draw:connector>
        <draw:custom-shape draw:style-name="gr11" draw:text-style-name="P1" draw:layer="layout" svg:width="0.25cm" svg:height="0.25cm" svg:x="19.873cm" svg:y="11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3" draw:id="id43" draw:layer="layout" svg:width="0.25cm" svg:height="0.25cm" svg:x="2.375cm" svg:y="11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5" draw:id="id45" draw:layer="layout" svg:width="0.25cm" svg:height="0.25cm" svg:x="3.375cm" svg:y="11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4" draw:id="id44" draw:layer="layout" svg:width="0.25cm" svg:height="0.25cm" svg:x="2.3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6" draw:id="id46" draw:layer="layout" svg:width="0.25cm" svg:height="0.25cm" svg:x="3.375cm" svg:y="12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11.625cm" svg:x2="2.5cm" svg:y2="12.375cm" draw:start-shape="id43" draw:start-glue-point="2" draw:end-shape="id44" draw:end-glue-point="0" svg:d="M2500 11625v750" svg:viewBox="0 0 1 751">
          <text:p text:style-name="P1">Valid</text:p>
        </draw:connector>
        <draw:connector draw:style-name="gr12" draw:text-style-name="P1" draw:layer="layout" draw:type="line" svg:x1="3.5cm" svg:y1="11.625cm" svg:x2="3.5cm" svg:y2="12.375cm" draw:start-shape="id45" draw:start-glue-point="2" draw:end-shape="id46" draw:end-glue-point="0" svg:d="M3500 11625v750" svg:viewBox="0 0 1 751">
          <text:p text:style-name="P1">Cost</text:p>
        </draw:connector>
        <draw:custom-shape draw:style-name="gr11" draw:text-style-name="P1" xml:id="id47" draw:id="id47" draw:layer="layout" svg:width="0.25cm" svg:height="0.25cm" svg:x="2.375cm" svg:y="8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9" draw:id="id49" draw:layer="layout" svg:width="0.25cm" svg:height="0.25cm" svg:x="3.375cm" svg:y="8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8" draw:id="id48" draw:layer="layout" svg:width="0.25cm" svg:height="0.25cm" svg:x="2.375cm" svg:y="9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0" draw:id="id50" draw:layer="layout" svg:width="0.25cm" svg:height="0.25cm" svg:x="3.375cm" svg:y="9.8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9.125cm" svg:x2="2.5cm" svg:y2="9.875cm" draw:start-shape="id47" draw:start-glue-point="2" draw:end-shape="id48" draw:end-glue-point="0" svg:d="M2500 9125v750" svg:viewBox="0 0 1 751">
          <text:p text:style-name="P1">Valid</text:p>
        </draw:connector>
        <draw:connector draw:style-name="gr12" draw:text-style-name="P1" draw:layer="layout" draw:type="line" svg:x1="3.5cm" svg:y1="9.125cm" svg:x2="3.5cm" svg:y2="9.875cm" draw:start-shape="id49" draw:start-glue-point="2" draw:end-shape="id50" draw:end-glue-point="0" svg:d="M3500 9125v750" svg:viewBox="0 0 1 751">
          <text:p text:style-name="P1">Cost</text:p>
        </draw:connector>
        <draw:custom-shape draw:style-name="gr11" draw:text-style-name="P1" xml:id="id51" draw:id="id51" draw:layer="layout" svg:width="0.25cm" svg:height="0.25cm" svg:x="9.875cm" svg:y="7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53" draw:id="id53" draw:layer="layout" svg:width="0.25cm" svg:height="0.25cm" svg:x="10.875cm" svg:y="7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2" draw:id="id52" draw:layer="layout" svg:width="0.25cm" svg:height="0.25cm" svg:x="9.875cm" svg:y="8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4" draw:id="id54" draw:layer="layout" svg:width="0.25cm" svg:height="0.25cm" svg:x="10.875cm" svg:y="8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7.619cm" svg:x2="10cm" svg:y2="8.369cm" draw:start-shape="id51" draw:start-glue-point="2" draw:end-shape="id52" draw:end-glue-point="0" svg:d="M10000 7619v750" svg:viewBox="0 0 1 751">
          <text:p text:style-name="P1">Valid</text:p>
        </draw:connector>
        <draw:connector draw:style-name="gr12" draw:text-style-name="P1" draw:layer="layout" draw:type="line" svg:x1="11cm" svg:y1="7.619cm" svg:x2="11cm" svg:y2="8.369cm" draw:start-shape="id53" draw:start-glue-point="2" draw:end-shape="id54" draw:end-glue-point="0" svg:d="M11000 7619v750" svg:viewBox="0 0 1 751">
          <text:p text:style-name="P1">Cost</text:p>
        </draw:connector>
        <draw:custom-shape draw:style-name="gr11" draw:text-style-name="P1" xml:id="id55" draw:id="id55" draw:layer="layout" svg:width="0.25cm" svg:height="0.25cm" svg:x="9.875cm" svg:y="5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57" draw:id="id57" draw:layer="layout" svg:width="0.25cm" svg:height="0.25cm" svg:x="10.875cm" svg:y="5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6" draw:id="id56" draw:layer="layout" svg:width="0.25cm" svg:height="0.25cm" svg:x="9.875cm" svg:y="6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8" draw:id="id58" draw:layer="layout" svg:width="0.25cm" svg:height="0.25cm" svg:x="10.875cm" svg:y="6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5.619cm" svg:x2="10cm" svg:y2="6.369cm" draw:start-shape="id55" draw:start-glue-point="2" draw:end-shape="id56" draw:end-glue-point="0" svg:d="M10000 5619v750" svg:viewBox="0 0 1 751">
          <text:p text:style-name="P1">Valid</text:p>
        </draw:connector>
        <draw:connector draw:style-name="gr12" draw:text-style-name="P1" draw:layer="layout" draw:type="line" svg:x1="11cm" svg:y1="5.619cm" svg:x2="11cm" svg:y2="6.369cm" draw:start-shape="id57" draw:start-glue-point="2" draw:end-shape="id58" draw:end-glue-point="0" svg:d="M11000 5619v750" svg:viewBox="0 0 1 751">
          <text:p text:style-name="P1">Cost</text:p>
        </draw:connector>
        <draw:custom-shape draw:style-name="gr11" draw:text-style-name="P1" xml:id="id59" draw:id="id59" draw:layer="layout" svg:width="0.25cm" svg:height="0.25cm" svg:x="14.375cm" svg:y="9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1" draw:id="id61" draw:layer="layout" svg:width="0.25cm" svg:height="0.25cm" svg:x="15.375cm" svg:y="9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0" draw:id="id60" draw:layer="layout" svg:width="0.25cm" svg:height="0.25cm" svg:x="14.375cm" svg:y="10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2" draw:id="id62" draw:layer="layout" svg:width="0.25cm" svg:height="0.25cm" svg:x="15.375cm" svg:y="10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9.625cm" svg:x2="14.5cm" svg:y2="10.375cm" draw:start-shape="id59" draw:start-glue-point="2" draw:end-shape="id60" draw:end-glue-point="0" svg:d="M14500 9625v750" svg:viewBox="0 0 1 751">
          <text:p text:style-name="P1">Valid</text:p>
        </draw:connector>
        <draw:connector draw:style-name="gr12" draw:text-style-name="P1" draw:layer="layout" draw:type="line" svg:x1="15.5cm" svg:y1="9.625cm" svg:x2="15.5cm" svg:y2="10.375cm" draw:start-shape="id61" draw:start-glue-point="2" draw:end-shape="id62" draw:end-glue-point="0" svg:d="M15500 9625v750" svg:viewBox="0 0 1 751">
          <text:p text:style-name="P1">Cost</text:p>
        </draw:connector>
        <draw:custom-shape draw:style-name="gr11" draw:text-style-name="P1" xml:id="id63" draw:id="id63" draw:layer="layout" svg:width="0.25cm" svg:height="0.25cm" svg:x="2.875cm" svg:y="1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5" draw:id="id65" draw:layer="layout" svg:width="0.25cm" svg:height="0.25cm" svg:x="3.8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4" draw:id="id64" draw:layer="layout" svg:width="0.25cm" svg:height="0.25cm" svg:x="2.875cm" svg:y="1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6" draw:id="id66" draw:layer="layout" svg:width="0.25cm" svg:height="0.25cm" svg:x="3.875cm" svg:y="13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3cm" svg:y1="12.625cm" svg:x2="3cm" svg:y2="13.375cm" draw:start-shape="id63" draw:start-glue-point="2" draw:end-shape="id64" draw:end-glue-point="0" svg:d="M3000 12625v750" svg:viewBox="0 0 1 751">
          <text:p text:style-name="P1">Valid</text:p>
        </draw:connector>
        <draw:connector draw:style-name="gr12" draw:text-style-name="P1" draw:layer="layout" draw:type="line" svg:x1="4cm" svg:y1="12.625cm" svg:x2="4cm" svg:y2="13.375cm" draw:start-shape="id65" draw:start-glue-point="2" draw:end-shape="id66" draw:end-glue-point="0" svg:d="M4000 12625v750" svg:viewBox="0 0 1 751">
          <text:p text:style-name="P1">Cost</text:p>
        </draw:connector>
        <draw:custom-shape draw:style-name="gr11" draw:text-style-name="P1" xml:id="id67" draw:id="id67" draw:layer="layout" svg:width="0.25cm" svg:height="0.25cm" svg:x="14.375cm" svg:y="1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9" draw:id="id69" draw:layer="layout" svg:width="0.25cm" svg:height="0.25cm" svg:x="15.3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8" draw:id="id68" draw:layer="layout" svg:width="0.25cm" svg:height="0.25cm" svg:x="14.375cm" svg:y="1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70" draw:id="id70" draw:layer="layout" svg:width="0.25cm" svg:height="0.25cm" svg:x="15.375cm" svg:y="13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2.625cm" svg:x2="14.5cm" svg:y2="13.375cm" draw:start-shape="id67" draw:start-glue-point="2" draw:end-shape="id68" draw:end-glue-point="0" svg:d="M14500 12625v750" svg:viewBox="0 0 1 751">
          <text:p text:style-name="P1">Valid</text:p>
        </draw:connector>
        <draw:connector draw:style-name="gr12" draw:text-style-name="P1" draw:layer="layout" draw:type="line" svg:x1="15.5cm" svg:y1="12.625cm" svg:x2="15.5cm" svg:y2="13.375cm" draw:start-shape="id69" draw:start-glue-point="2" draw:end-shape="id70" draw:end-glue-point="0" svg:d="M15500 12625v750" svg:viewBox="0 0 1 751">
          <text:p text:style-name="P1">Cost</text:p>
        </draw:connector>
        <draw:connector draw:style-name="gr14" draw:text-style-name="P1" draw:layer="layout" draw:type="curve" svg:x1="6.125cm" svg:y1="8.5cm" svg:x2="7.375cm" svg:y2="9cm" draw:start-shape="id20" draw:start-glue-point="10" draw:end-shape="id15" draw:end-glue-point="6" svg:d="M6125 8500c939 0 314 500 1250 500" svg:viewBox="0 0 1251 501">
          <text:p/>
        </draw:connector>
        <draw:connector draw:style-name="gr15" draw:text-style-name="P4" draw:layer="layout" draw:type="curve" svg:x1="6.125cm" svg:y1="8.5cm" svg:x2="7.375cm" svg:y2="10.994cm" draw:start-shape="id20" draw:start-glue-point="10" draw:end-shape="id17" draw:end-glue-point="6" svg:d="M6125 8500c939 0 314 2494 1250 2494" svg:viewBox="0 0 1251 2495">
          <text:p text:style-name="P1"><text:span text:style-name="T2"/></text:p>
        </draw:connector>
        <draw:g>
          <draw:custom-shape draw:style-name="gr11" draw:text-style-name="P1" xml:id="id71" draw:id="id71" draw:layer="layout" svg:width="0.25cm" svg:height="0.25cm" svg:x="11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xml:id="id73" draw:id="id73" draw:layer="layout" svg:width="0.25cm" svg:height="0.25cm" svg:x="12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xml:id="id72" draw:id="id72" draw:layer="layout" svg:width="0.25cm" svg:height="0.25cm" svg:x="11.125cm" svg:y="14.3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xml:id="id74" draw:id="id74" draw:layer="layout" svg:width="0.25cm" svg:height="0.25cm" svg:x="12.125cm" svg:y="14.3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draw:type="line" svg:x1="11.25cm" svg:y1="13.625cm" svg:x2="11.25cm" svg:y2="14.375cm" draw:start-shape="id71" draw:start-glue-point="2" draw:end-shape="id72" draw:end-glue-point="0" svg:d="M11250 13625v750" svg:viewBox="0 0 1 751">
            <text:p text:style-name="P1">Valid</text:p>
          </draw:connector>
          <draw:connector draw:style-name="gr12" draw:text-style-name="P1" draw:layer="layout" draw:type="line" svg:x1="12.25cm" svg:y1="13.625cm" svg:x2="12.25cm" svg:y2="14.375cm" draw:start-shape="id73" draw:start-glue-point="2" draw:end-shape="id74" draw:end-glue-point="0" svg:d="M12250 13625v750" svg:viewBox="0 0 1 751">
            <text:p text:style-name="P1">Cost</text:p>
          </draw:connector>
        </draw:g>
        <draw:custom-shape draw:style-name="gr16" draw:text-style-name="P1" draw:layer="layout" svg:width="2cm" svg:height="0.5cm" svg:x="21.25cm" svg:y="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20.7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9.2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4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4.7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0.25cm" svg:y="6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0.25cm" svg:y="8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0.2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2.75cm" svg:y="9.7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2.494cm">
          <text:p text:style-name="P1">Static 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75" draw:id="id75" draw:layer="layout" svg:width="0.25cm" svg:height="0.25cm" svg:x="11.8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6" draw:id="id76" draw:layer="layout" svg:width="0.25cm" svg:height="0.25cm" svg:x="13.3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2.994cm" svg:x2="13.375cm" svg:y2="2.994cm" draw:start-shape="id75" draw:start-glue-point="10" draw:end-shape="id76" draw:end-glue-point="6" svg:d="M12125 2994h1250" svg:viewBox="0 0 1251 1">
          <text:p text:style-name="P1">Load</text:p>
          <text:p text:style-name="P1"/>
        </draw:connector>
        <draw:custom-shape draw:style-name="gr11" draw:text-style-name="P1" xml:id="id77" draw:id="id77" draw:layer="layout" svg:width="0.25cm" svg:height="0.25cm" svg:x="9.875cm" svg:y="3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79" draw:id="id79" draw:layer="layout" svg:width="0.25cm" svg:height="0.25cm" svg:x="10.875cm" svg:y="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78" draw:id="id78" draw:layer="layout" svg:width="0.25cm" svg:height="0.25cm" svg:x="9.875cm" svg:y="4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0" draw:id="id80" draw:layer="layout" svg:width="0.25cm" svg:height="0.25cm" svg:x="10.875cm" svg:y="4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3.625cm" svg:x2="10cm" svg:y2="4.375cm" draw:start-shape="id77" draw:start-glue-point="2" draw:end-shape="id78" draw:end-glue-point="0" svg:d="M10000 3625v750" svg:viewBox="0 0 1 751">
          <text:p text:style-name="P1">Valid</text:p>
        </draw:connector>
        <draw:connector draw:style-name="gr12" draw:text-style-name="P1" draw:layer="layout" draw:type="line" svg:x1="11cm" svg:y1="3.625cm" svg:x2="11cm" svg:y2="4.375cm" draw:start-shape="id79" draw:start-glue-point="2" draw:end-shape="id80" draw:end-glue-point="0" svg:d="M11000 3625v750" svg:viewBox="0 0 1 751">
          <text:p text:style-name="P1">Cost</text:p>
        </draw:connector>
        <draw:custom-shape draw:style-name="gr16" draw:text-style-name="P1" draw:layer="layout" svg:width="2cm" svg:height="0.5cm" svg:x="10.25cm" svg:y="2.256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0.25cm" svg:y="4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4.2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1" draw:id="id81" draw:layer="layout" svg:width="0.25cm" svg:height="0.25cm" svg:x="4.3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2" draw:id="id82" draw:layer="layout" svg:width="0.25cm" svg:height="0.25cm" svg:x="5.8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6cm" svg:x2="5.875cm" svg:y2="6cm" draw:start-shape="id81" draw:start-glue-point="10" draw:end-shape="id82" draw:end-glue-point="6" svg:d="M4625 6000h1250" svg:viewBox="0 0 1251 1">
          <text:p text:style-name="P1">Load</text:p>
          <text:p text:style-name="P1"/>
        </draw:connector>
        <draw:custom-shape draw:style-name="gr11" draw:text-style-name="P1" xml:id="id83" draw:id="id83" draw:layer="layout" svg:width="0.25cm" svg:height="0.25cm" svg:x="4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25cm" svg:height="0.25cm" svg:x="5.8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5.5cm" svg:x2="5.875cm" svg:y2="5.5cm" draw:start-shape="id83" draw:start-glue-point="10" draw:end-shape="id84" draw:end-glue-point="6" svg:d="M4625 5500h1250" svg:viewBox="0 0 1251 1">
          <text:p text:style-name="P1">Edge</text:p>
          <text:p text:style-name="P1"/>
        </draw:connector>
        <draw:custom-shape draw:style-name="gr11" draw:text-style-name="P1" xml:id="id85" draw:id="id85" draw:layer="layout" svg:width="0.25cm" svg:height="0.25cm" svg:x="2.375cm" svg:y="6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87" draw:id="id87" draw:layer="layout" svg:width="0.25cm" svg:height="0.25cm" svg:x="3.375cm" svg:y="6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6" draw:id="id86" draw:layer="layout" svg:width="0.25cm" svg:height="0.25cm" svg:x="2.375cm" svg:y="7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8" draw:id="id88" draw:layer="layout" svg:width="0.25cm" svg:height="0.25cm" svg:x="3.375cm" svg:y="7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6.625cm" svg:x2="2.5cm" svg:y2="7.375cm" draw:start-shape="id85" draw:start-glue-point="2" draw:end-shape="id86" draw:end-glue-point="0" svg:d="M2500 6625v750" svg:viewBox="0 0 1 751">
          <text:p text:style-name="P1">Valid</text:p>
        </draw:connector>
        <draw:connector draw:style-name="gr12" draw:text-style-name="P1" draw:layer="layout" draw:type="line" svg:x1="3.5cm" svg:y1="6.625cm" svg:x2="3.5cm" svg:y2="7.375cm" draw:start-shape="id87" draw:start-glue-point="2" draw:end-shape="id88" draw:end-glue-point="0" svg:d="M3500 6625v750" svg:viewBox="0 0 1 751">
          <text:p text:style-name="P1">Cost</text:p>
        </draw:connector>
        <draw:custom-shape draw:style-name="gr5" draw:text-style-name="P1" draw:layer="layout" svg:width="3cm" svg:height="1.5cm" svg:x="1.5cm" svg:y="2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9" draw:id="id89" draw:layer="layout" svg:width="0.25cm" svg:height="0.25cm" svg:x="4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0" draw:id="id90" draw:layer="layout" svg:width="0.25cm" svg:height="0.25cm" svg:x="5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3.5cm" svg:x2="5.875cm" svg:y2="3.5cm" draw:start-shape="id89" draw:start-glue-point="10" draw:end-shape="id90" draw:end-glue-point="6" svg:d="M4625 3500h1250" svg:viewBox="0 0 1251 1">
          <text:p text:style-name="P1">Load</text:p>
          <text:p text:style-name="P1"/>
        </draw:connector>
        <draw:custom-shape draw:style-name="gr11" draw:text-style-name="P1" xml:id="id91" draw:id="id91" draw:layer="layout" svg:width="0.25cm" svg:height="0.25cm" svg:x="4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2" draw:id="id92" draw:layer="layout" svg:width="0.25cm" svg:height="0.25cm" svg:x="5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3cm" svg:x2="5.875cm" svg:y2="3cm" draw:start-shape="id91" draw:start-glue-point="10" draw:end-shape="id92" draw:end-glue-point="6" svg:d="M4625 3000h1250" svg:viewBox="0 0 1251 1">
          <text:p text:style-name="P1">Edge</text:p>
          <text:p text:style-name="P1"/>
        </draw:connector>
        <draw:custom-shape draw:style-name="gr11" draw:text-style-name="P1" xml:id="id93" draw:id="id93" draw:layer="layout" svg:width="0.25cm" svg:height="0.25cm" svg:x="2.375cm" svg:y="3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95" draw:id="id95" draw:layer="layout" svg:width="0.25cm" svg:height="0.25cm" svg:x="3.375cm" svg:y="3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94" draw:id="id94" draw:layer="layout" svg:width="0.25cm" svg:height="0.25cm" svg:x="2.375cm" svg:y="4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96" draw:id="id96" draw:layer="layout" svg:width="0.25cm" svg:height="0.25cm" svg:x="3.375cm" svg:y="4.8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4.125cm" svg:x2="2.5cm" svg:y2="4.875cm" draw:start-shape="id93" draw:start-glue-point="2" draw:end-shape="id94" draw:end-glue-point="0" svg:d="M2500 4125v750" svg:viewBox="0 0 1 751">
          <text:p text:style-name="P1">Valid</text:p>
        </draw:connector>
        <draw:connector draw:style-name="gr12" draw:text-style-name="P1" draw:layer="layout" draw:type="line" svg:x1="3.5cm" svg:y1="4.125cm" svg:x2="3.5cm" svg:y2="4.875cm" draw:start-shape="id95" draw:start-glue-point="2" draw:end-shape="id96" draw:end-glue-point="0" svg:d="M3500 4125v750" svg:viewBox="0 0 1 751">
          <text:p text:style-name="P1">Cost</text:p>
        </draw:connector>
        <draw:custom-shape draw:style-name="gr17" draw:text-style-name="P1" draw:layer="layout" svg:width="2cm" svg:height="0.5cm" svg:x="2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2.75cm" svg:y="7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2.75cm" svg:y="4.7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8" draw:text-style-name="P1" xml:id="id97" draw:id="id97" draw:layer="layout" svg:width="0.25cm" svg:height="0.25cm" svg:x="6.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6.125cm" svg:y1="3.5cm" svg:x2="6.75cm" svg:y2="3.5cm" draw:start-shape="id90" draw:start-glue-point="10" draw:end-shape="id97" draw:end-glue-point="6" svg:d="M6125 3500h625" svg:viewBox="0 0 626 1">
          <text:p/>
        </draw:connector>
        <draw:custom-shape draw:style-name="gr18" draw:text-style-name="P1" xml:id="id98" draw:id="id98" draw:layer="layout" svg:width="0.25cm" svg:height="0.25cm" svg:x="6.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6.125cm" svg:y1="6cm" svg:x2="6.75cm" svg:y2="6cm" draw:start-shape="id82" draw:start-glue-point="10" draw:end-shape="id98" draw:end-glue-point="6" svg:d="M6125 6000h625" svg:viewBox="0 0 626 1">
          <text:p/>
        </draw:connector>
        <draw:custom-shape draw:style-name="gr18" draw:text-style-name="P1" xml:id="id99" draw:id="id99" draw:layer="layout" svg:width="0.25cm" svg:height="0.25cm" svg:x="6.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6.125cm" svg:y1="10.994cm" svg:x2="6.75cm" svg:y2="11cm" draw:start-shape="id22" draw:start-glue-point="10" draw:end-shape="id99" draw:end-glue-point="6" svg:d="M6125 10994l625 6" svg:viewBox="0 0 626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4-27T19:56:08.366000000</dc:date>
    <meta:editing-duration>PT37M8S</meta:editing-duration>
    <meta:editing-cycles>32</meta:editing-cycles>
    <meta:generator>LibreOffice/4.3.5.2$Windows_x86 LibreOffice_project/3a87456aaa6a95c63eea1c1b3201acedf0751bd5</meta:generator>
    <meta:document-statistic meta:object-count="187"/>
  </office:meta>
</office:document-meta>
</file>